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e231"/>
    </style:style>
    <style:style style:name="T2" style:family="text">
      <style:text-properties officeooo:rsid="0011a9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class <text:span text:style-name="T1">een collectie van methods en functies</text:span><text:line-break/>- instance<text:line-break/>- constructor <text:span text:style-name="T1">als een class en programma zou zijn zou dit setup.exe zijn</text:span><text:line-break/>- properties <text:line-break/>- methods<text:line-break/>- getters<text:line-break/>- setters<text:line-break/>- public <text:span text:style-name="T2">voor publiek gebruik je kan een public function zowel binnne de class aanroepen als buiten</text:span><text:line-break/>- private <text:span text:style-name="T2">is aleen voor intern gebruik in de class</text:span><text:line-break/>- protected<text:line-break/>- encapsulation<text:line-break/>- polymorphisme<text:line-break/>- inheritance<text:line-break/>- method overriding<text:line-break/>- abstraction <text:line-break/>- aggregation<text:line-break/>- method chaining<text:line-break/>- autoloading<text:line-break/>- namespaces<text:line-break/>- aliass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7:35:09.950940164</meta:creation-date>
    <dc:date>2021-10-21T17:38:53.196049487</dc:date>
    <meta:editing-duration>PT3M4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82" meta:character-count="487" meta:non-whitespace-character-count="404"/>
  </office:meta>
</office:document-meta>
</file>